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pi_500mil" table:style-name="ta1">
        <table:shapes>
          <draw:frame draw:z-index="0" draw:style-name="gr1" draw:text-style-name="P1" svg:width="513.47pt" svg:height="323.01pt" svg:x="66.81pt" svg:y="310.99pt">
            <loext:p draw:notify-on-update-of-ranges="mpi_500mil.B1:mpi_500mil.K1 mpi_500mil.M2:mpi_500mil.M2 mpi_500mil.B6:mpi_500mil.K6 mpi_500mil.M9:mpi_500mil.M9 mpi_500mil.B14:mpi_500mil.K14 mpi_500mil.M17:mpi_500mil.M17 mpi_500mil.B22:mpi_500mil.K22 mpi_500mil.N7:mpi_500mil.N7 mpi_500mil.B1:mpi_500mil.I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19.48pt" svg:y="337.15pt">
            <loext:p draw:notify-on-update-of-ranges="mpi_500mil.B1:mpi_500mil.K1 mpi_500mil.A7:mpi_500mil.A7 mpi_500mil.B7:mpi_500mil.K7 mpi_500mil.A15:mpi_500mil.A15 mpi_500mil.B15:mpi_500mil.K15 mpi_500mil.A23:mpi_500mil.A23 mpi_500mil.B23:mpi_500mil.K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4.4pt" svg:y="648.34pt">
            <loext:p draw:notify-on-update-of-ranges="mpi_500mil.B1:mpi_500mil.K1 mpi_500mil.B6:mpi_500mil.K6 mpi_500mil.A14:mpi_500mil.A14 mpi_500mil.B14:mpi_500mil.K14 mpi_500mil.A22:mpi_500mil.A22 mpi_500mil.B22:mpi_500mil.K22 mpi_500mil.N7:mpi_500mil.N7 mpi_500mil.B1:mpi_500mil.I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10m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_10_avg</text:p>
          </table:table-cell>
          <table:table-cell office:value-type="float" office:value="2083.0112631579" calcext:value-type="float">
            <text:p>2083.0112631579</text:p>
          </table:table-cell>
          <table:table-cell office:value-type="float" office:value="1219.47715" calcext:value-type="float">
            <text:p>1219.47715</text:p>
          </table:table-cell>
          <table:table-cell office:value-type="float" office:value="674.1344" calcext:value-type="float">
            <text:p>674.1344</text:p>
          </table:table-cell>
          <table:table-cell office:value-type="float" office:value="394.7572" calcext:value-type="float">
            <text:p>394.7572</text:p>
          </table:table-cell>
          <table:table-cell office:value-type="float" office:value="222.65965" calcext:value-type="float">
            <text:p>222.65965</text:p>
          </table:table-cell>
          <table:table-cell office:value-type="float" office:value="197.06355" calcext:value-type="float">
            <text:p>197.06355</text:p>
          </table:table-cell>
          <table:table-cell office:value-type="float" office:value="120.85065" calcext:value-type="float">
            <text:p>120.85065</text:p>
          </table:table-cell>
          <table:table-cell office:value-type="float" office:value="100.0842" calcext:value-type="float">
            <text:p>100.0842</text:p>
          </table:table-cell>
          <table:table-cell office:value-type="float" office:value="94.7905" calcext:value-type="float">
            <text:p>94.7905</text:p>
          </table:table-cell>
          <table:table-cell office:value-type="float" office:value="105.52455" calcext:value-type="float">
            <text:p>105.52455</text:p>
          </table:table-cell>
          <table:table-cell/>
          <table:table-cell office:value-type="string" calcext:value-type="string">
            <text:p>10 million</text:p>
          </table:table-cell>
          <table:table-cell/>
        </table:table-row>
        <table:table-row table:style-name="ro1">
          <table:table-cell office:value-type="string" calcext:value-type="string">
            <text:p>mpi_10_max</text:p>
          </table:table-cell>
          <table:table-cell office:value-type="float" office:value="2161.967" calcext:value-type="float">
            <text:p>2161.967</text:p>
          </table:table-cell>
          <table:table-cell office:value-type="float" office:value="1491.262" calcext:value-type="float">
            <text:p>1491.262</text:p>
          </table:table-cell>
          <table:table-cell office:value-type="float" office:value="768.71" calcext:value-type="float">
            <text:p>768.71</text:p>
          </table:table-cell>
          <table:table-cell office:value-type="float" office:value="443.636" calcext:value-type="float">
            <text:p>443.636</text:p>
          </table:table-cell>
          <table:table-cell office:value-type="float" office:value="269.762" calcext:value-type="float">
            <text:p>269.762</text:p>
          </table:table-cell>
          <table:table-cell office:value-type="float" office:value="218.656" calcext:value-type="float">
            <text:p>218.656</text:p>
          </table:table-cell>
          <table:table-cell office:value-type="float" office:value="137.22" calcext:value-type="float">
            <text:p>137.22</text:p>
          </table:table-cell>
          <table:table-cell office:value-type="float" office:value="109.263" calcext:value-type="float">
            <text:p>109.263</text:p>
          </table:table-cell>
          <table:table-cell office:value-type="float" office:value="110.428" calcext:value-type="float">
            <text:p>110.428</text:p>
          </table:table-cell>
          <table:table-cell office:value-type="float" office:value="111.278" calcext:value-type="float">
            <text:p>111.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_10_min</text:p>
          </table:table-cell>
          <table:table-cell office:value-type="float" office:value="2058.64" calcext:value-type="float">
            <text:p>2058.64</text:p>
          </table:table-cell>
          <table:table-cell office:value-type="float" office:value="1066.423" calcext:value-type="float">
            <text:p>1066.423</text:p>
          </table:table-cell>
          <table:table-cell office:value-type="float" office:value="571.813" calcext:value-type="float">
            <text:p>571.813</text:p>
          </table:table-cell>
          <table:table-cell office:value-type="float" office:value="361.208" calcext:value-type="float">
            <text:p>361.208</text:p>
          </table:table-cell>
          <table:table-cell office:value-type="float" office:value="183.301" calcext:value-type="float">
            <text:p>183.301</text:p>
          </table:table-cell>
          <table:table-cell office:value-type="float" office:value="181.122" calcext:value-type="float">
            <text:p>181.122</text:p>
          </table:table-cell>
          <table:table-cell office:value-type="float" office:value="112.989" calcext:value-type="float">
            <text:p>112.989</text:p>
          </table:table-cell>
          <table:table-cell office:value-type="float" office:value="96.979" calcext:value-type="float">
            <text:p>96.979</text:p>
          </table:table-cell>
          <table:table-cell office:value-type="float" office:value="90.816" calcext:value-type="float">
            <text:p>90.816</text:p>
          </table:table-cell>
          <table:table-cell office:value-type="float" office:value="101.31" calcext:value-type="float">
            <text:p>10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_10_std</text:p>
          </table:table-cell>
          <table:table-cell office:value-type="float" office:value="32.763868139" calcext:value-type="float">
            <text:p>32.763868139</text:p>
          </table:table-cell>
          <table:table-cell office:value-type="float" office:value="142.8821830528" calcext:value-type="float">
            <text:p>142.8821830528</text:p>
          </table:table-cell>
          <table:table-cell office:value-type="float" office:value="51.0905006933" calcext:value-type="float">
            <text:p>51.0905006933</text:p>
          </table:table-cell>
          <table:table-cell office:value-type="float" office:value="25.4585230286" calcext:value-type="float">
            <text:p>25.4585230286</text:p>
          </table:table-cell>
          <table:table-cell office:value-type="float" office:value="21.7690678723" calcext:value-type="float">
            <text:p>21.7690678723</text:p>
          </table:table-cell>
          <table:table-cell office:value-type="float" office:value="10.3242417409" calcext:value-type="float">
            <text:p>10.3242417409</text:p>
          </table:table-cell>
          <table:table-cell office:value-type="float" office:value="5.6363572435" calcext:value-type="float">
            <text:p>5.6363572435</text:p>
          </table:table-cell>
          <table:table-cell office:value-type="float" office:value="3.3473057288" calcext:value-type="float">
            <text:p>3.3473057288</text:p>
          </table:table-cell>
          <table:table-cell office:value-type="float" office:value="4.2753002665" calcext:value-type="float">
            <text:p>4.2753002665</text:p>
          </table:table-cell>
          <table:table-cell office:value-type="float" office:value="2.2319250948" calcext:value-type="float">
            <text:p>2.2319250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_10_spu</text:p>
          </table:table-cell>
          <table:table-cell office:value-type="float" office:value="1" calcext:value-type="float">
            <text:p>1</text:p>
          </table:table-cell>
          <table:table-cell table:formula="of:=[.B2]/[.C2]" office:value-type="float" office:value="1.7081183219857" calcext:value-type="float">
            <text:p>1.708118322</text:p>
          </table:table-cell>
          <table:table-cell table:formula="of:=[.B2]/[.D2]" office:value-type="float" office:value="3.08990501472392" calcext:value-type="float">
            <text:p>3.0899050147</text:p>
          </table:table-cell>
          <table:table-cell table:formula="of:=[.B2]/[.E2]" office:value-type="float" office:value="5.27668973018833" calcext:value-type="float">
            <text:p>5.2766897302</text:p>
          </table:table-cell>
          <table:table-cell table:formula="of:=[.B2]/[.F2]" office:value-type="float" office:value="9.35513580102142" calcext:value-type="float">
            <text:p>9.355135801</text:p>
          </table:table-cell>
          <table:table-cell table:formula="of:=[.B2]/[.G2]" office:value-type="float" office:value="10.5702513892493" calcext:value-type="float">
            <text:p>10.5702513892</text:p>
          </table:table-cell>
          <table:table-cell table:formula="of:=[.B2]/[.H2]" office:value-type="float" office:value="17.2362437699582" calcext:value-type="float">
            <text:p>17.23624377</text:p>
          </table:table-cell>
          <table:table-cell table:formula="of:=[.B2]/[.I2]" office:value-type="float" office:value="20.8125884321192" calcext:value-type="float">
            <text:p>20.8125884321</text:p>
          </table:table-cell>
          <table:table-cell table:formula="of:=[.B2]/[.J2]" office:value-type="float" office:value="21.9748947748762" calcext:value-type="float">
            <text:p>21.9748947749</text:p>
          </table:table-cell>
          <table:table-cell table:formula="of:=[.B2]/[.K2]" office:value-type="float" office:value="19.7395891587114" calcext:value-type="float">
            <text:p>19.7395891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_10_eff</text:p>
          </table:table-cell>
          <table:table-cell office:value-type="float" office:value="1" calcext:value-type="float">
            <text:p>1</text:p>
          </table:table-cell>
          <table:table-cell table:formula="of:=[.C6]/[.C1]" office:value-type="float" office:value="0.854059160992848" calcext:value-type="float">
            <text:p>0.854059161</text:p>
          </table:table-cell>
          <table:table-cell table:formula="of:=[.D6]/[.D1]" office:value-type="float" office:value="0.77247625368098" calcext:value-type="float">
            <text:p>0.7724762537</text:p>
          </table:table-cell>
          <table:table-cell table:formula="of:=[.E6]/[.E1]" office:value-type="float" office:value="0.659586216273541" calcext:value-type="float">
            <text:p>0.6595862163</text:p>
          </table:table-cell>
          <table:table-cell table:formula="of:=[.F6]/[.F1]" office:value-type="float" office:value="0.584695987563839" calcext:value-type="float">
            <text:p>0.5846959876</text:p>
          </table:table-cell>
          <table:table-cell table:formula="of:=[.G6]/[.G1]" office:value-type="float" office:value="0.330320355914041" calcext:value-type="float">
            <text:p>0.3303203559</text:p>
          </table:table-cell>
          <table:table-cell table:formula="of:=[.H6]/[.H1]" office:value-type="float" office:value="0.269316308905597" calcext:value-type="float">
            <text:p>0.2693163089</text:p>
          </table:table-cell>
          <table:table-cell table:formula="of:=[.I6]/[.I1]" office:value-type="float" office:value="0.162598347125931" calcext:value-type="float">
            <text:p>0.1625983471</text:p>
          </table:table-cell>
          <table:table-cell table:formula="of:=[.J6]/[.J1]" office:value-type="float" office:value="0.0858394327143601" calcext:value-type="float">
            <text:p>0.0858394327</text:p>
          </table:table-cell>
          <table:table-cell table:formula="of:=[.K6]/[.K1]" office:value-type="float" office:value="0.0385538850756082" calcext:value-type="float">
            <text:p>0.0385538851</text:p>
          </table:table-cell>
          <table:table-cell table:number-columns-repeated="2"/>
          <table:table-cell office:value-type="string" calcext:value-type="string">
            <text:p>Linea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00m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100 million</text:p>
          </table:table-cell>
          <table:table-cell/>
        </table:table-row>
        <table:table-row table:style-name="ro1">
          <table:table-cell office:value-type="string" calcext:value-type="string">
            <text:p>mpi_100_avg</text:p>
          </table:table-cell>
          <table:table-cell office:value-type="float" office:value="23561.45445" calcext:value-type="float">
            <text:p>23561.45445</text:p>
          </table:table-cell>
          <table:table-cell office:value-type="float" office:value="13769.9878095238" calcext:value-type="float">
            <text:p>13769.9878095238</text:p>
          </table:table-cell>
          <table:table-cell office:value-type="float" office:value="7686.9000952381" calcext:value-type="float">
            <text:p>7686.9000952381</text:p>
          </table:table-cell>
          <table:table-cell office:value-type="float" office:value="4398.73676190476" calcext:value-type="float">
            <text:p>4398.7367619048</text:p>
          </table:table-cell>
          <table:table-cell office:value-type="float" office:value="2457.25885714286" calcext:value-type="float">
            <text:p>2457.2588571429</text:p>
          </table:table-cell>
          <table:table-cell office:value-type="float" office:value="1439.70157142857" calcext:value-type="float">
            <text:p>1439.7015714286</text:p>
          </table:table-cell>
          <table:table-cell office:value-type="float" office:value="912.142857142857" calcext:value-type="float">
            <text:p>912.1428571429</text:p>
          </table:table-cell>
          <table:table-cell office:value-type="float" office:value="588.111666666667" calcext:value-type="float">
            <text:p>588.1116666667</text:p>
          </table:table-cell>
          <table:table-cell office:value-type="float" office:value="416.491238095238" calcext:value-type="float">
            <text:p>416.4912380952</text:p>
          </table:table-cell>
          <table:table-cell office:value-type="float" office:value="349.468" calcext:value-type="float">
            <text:p>349.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_100_max</text:p>
          </table:table-cell>
          <table:table-cell office:value-type="float" office:value="24501.71" calcext:value-type="float">
            <text:p>24501.71</text:p>
          </table:table-cell>
          <table:table-cell office:value-type="float" office:value="16569.146" calcext:value-type="float">
            <text:p>16569.146</text:p>
          </table:table-cell>
          <table:table-cell office:value-type="float" office:value="9602.337" calcext:value-type="float">
            <text:p>9602.337</text:p>
          </table:table-cell>
          <table:table-cell office:value-type="float" office:value="6181.899" calcext:value-type="float">
            <text:p>6181.899</text:p>
          </table:table-cell>
          <table:table-cell office:value-type="float" office:value="2863.465" calcext:value-type="float">
            <text:p>2863.465</text:p>
          </table:table-cell>
          <table:table-cell office:value-type="float" office:value="1619.352" calcext:value-type="float">
            <text:p>1619.352</text:p>
          </table:table-cell>
          <table:table-cell office:value-type="float" office:value="1003.811" calcext:value-type="float">
            <text:p>1003.811</text:p>
          </table:table-cell>
          <table:table-cell office:value-type="float" office:value="653.05" calcext:value-type="float">
            <text:p>653.05</text:p>
          </table:table-cell>
          <table:table-cell office:value-type="float" office:value="440.163" calcext:value-type="float">
            <text:p>440.163</text:p>
          </table:table-cell>
          <table:table-cell office:value-type="float" office:value="360.121" calcext:value-type="float">
            <text:p>360.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_100_min</text:p>
          </table:table-cell>
          <table:table-cell office:value-type="float" office:value="23257.83" calcext:value-type="float">
            <text:p>23257.83</text:p>
          </table:table-cell>
          <table:table-cell office:value-type="float" office:value="11991.436" calcext:value-type="float">
            <text:p>11991.436</text:p>
          </table:table-cell>
          <table:table-cell office:value-type="float" office:value="6855.999" calcext:value-type="float">
            <text:p>6855.999</text:p>
          </table:table-cell>
          <table:table-cell office:value-type="float" office:value="3742.652" calcext:value-type="float">
            <text:p>3742.652</text:p>
          </table:table-cell>
          <table:table-cell office:value-type="float" office:value="2114.927" calcext:value-type="float">
            <text:p>2114.927</text:p>
          </table:table-cell>
          <table:table-cell office:value-type="float" office:value="1271.611" calcext:value-type="float">
            <text:p>1271.611</text:p>
          </table:table-cell>
          <table:table-cell office:value-type="float" office:value="831.538" calcext:value-type="float">
            <text:p>831.538</text:p>
          </table:table-cell>
          <table:table-cell office:value-type="float" office:value="539.764" calcext:value-type="float">
            <text:p>539.764</text:p>
          </table:table-cell>
          <table:table-cell office:value-type="float" office:value="393.423" calcext:value-type="float">
            <text:p>393.423</text:p>
          </table:table-cell>
          <table:table-cell office:value-type="float" office:value="331.888" calcext:value-type="float">
            <text:p>331.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_100_std</text:p>
          </table:table-cell>
          <table:table-cell office:value-type="float" office:value="400.255599181254" calcext:value-type="float">
            <text:p>400.2555991813</text:p>
          </table:table-cell>
          <table:table-cell office:value-type="float" office:value="1418.47040470743" calcext:value-type="float">
            <text:p>1418.4704047074</text:p>
          </table:table-cell>
          <table:table-cell office:value-type="float" office:value="743.314222157488" calcext:value-type="float">
            <text:p>743.3142221575</text:p>
          </table:table-cell>
          <table:table-cell office:value-type="float" office:value="513.558518894673" calcext:value-type="float">
            <text:p>513.5585188947</text:p>
          </table:table-cell>
          <table:table-cell office:value-type="float" office:value="205.120466461854" calcext:value-type="float">
            <text:p>205.1204664619</text:p>
          </table:table-cell>
          <table:table-cell office:value-type="float" office:value="95.4961736084601" calcext:value-type="float">
            <text:p>95.4961736085</text:p>
          </table:table-cell>
          <table:table-cell office:value-type="float" office:value="48.2535132444112" calcext:value-type="float">
            <text:p>48.2535132444</text:p>
          </table:table-cell>
          <table:table-cell office:value-type="float" office:value="32.6866429881279" calcext:value-type="float">
            <text:p>32.6866429881</text:p>
          </table:table-cell>
          <table:table-cell office:value-type="float" office:value="14.8864069570355" calcext:value-type="float">
            <text:p>14.886406957</text:p>
          </table:table-cell>
          <table:table-cell office:value-type="float" office:value="7.0248575715099" calcext:value-type="float">
            <text:p>7.0248575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_100_spu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1.71107300717464" calcext:value-type="float">
            <text:p>1.7110730072</text:p>
          </table:table-cell>
          <table:table-cell table:formula="of:=[.B10]/[.D10]" office:value-type="float" office:value="3.06514383666778" calcext:value-type="float">
            <text:p>3.0651438367</text:p>
          </table:table-cell>
          <table:table-cell table:formula="of:=[.B10]/[.E10]" office:value-type="float" office:value="5.35641383545701" calcext:value-type="float">
            <text:p>5.3564138355</text:p>
          </table:table-cell>
          <table:table-cell table:formula="of:=[.B10]/[.F10]" office:value-type="float" office:value="9.58851135341749" calcext:value-type="float">
            <text:p>9.5885113534</text:p>
          </table:table-cell>
          <table:table-cell table:formula="of:=[.B10]/[.G10]" office:value-type="float" office:value="16.3655127684696" calcext:value-type="float">
            <text:p>16.3655127685</text:p>
          </table:table-cell>
          <table:table-cell table:formula="of:=[.B10]/[.H10]" office:value-type="float" office:value="25.8308819342208" calcext:value-type="float">
            <text:p>25.8308819342</text:p>
          </table:table-cell>
          <table:table-cell table:formula="of:=[.B10]/[.I10]" office:value-type="float" office:value="40.0628924495631" calcext:value-type="float">
            <text:p>40.0628924496</text:p>
          </table:table-cell>
          <table:table-cell table:formula="of:=[.B10]/[.J10]" office:value-type="float" office:value="56.5713088173352" calcext:value-type="float">
            <text:p>56.5713088173</text:p>
          </table:table-cell>
          <table:table-cell table:formula="of:=[.B10]/[.K10]" office:value-type="float" office:value="67.4209210857647" calcext:value-type="float">
            <text:p>67.4209210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_100_eff</text:p>
          </table:table-cell>
          <table:table-cell office:value-type="float" office:value="1" calcext:value-type="float">
            <text:p>1</text:p>
          </table:table-cell>
          <table:table-cell table:formula="of:=[.C14]/[.C9]" office:value-type="float" office:value="0.855536503587319" calcext:value-type="float">
            <text:p>0.8555365036</text:p>
          </table:table-cell>
          <table:table-cell table:formula="of:=[.D14]/[.D9]" office:value-type="float" office:value="0.766285959166944" calcext:value-type="float">
            <text:p>0.7662859592</text:p>
          </table:table-cell>
          <table:table-cell table:formula="of:=[.E14]/[.E9]" office:value-type="float" office:value="0.669551729432126" calcext:value-type="float">
            <text:p>0.6695517294</text:p>
          </table:table-cell>
          <table:table-cell table:formula="of:=[.F14]/[.F9]" office:value-type="float" office:value="0.599281959588593" calcext:value-type="float">
            <text:p>0.5992819596</text:p>
          </table:table-cell>
          <table:table-cell table:formula="of:=[.G14]/[.G9]" office:value-type="float" office:value="0.511422274014675" calcext:value-type="float">
            <text:p>0.511422274</text:p>
          </table:table-cell>
          <table:table-cell table:formula="of:=[.H14]/[.H9]" office:value-type="float" office:value="0.403607530222201" calcext:value-type="float">
            <text:p>0.4036075302</text:p>
          </table:table-cell>
          <table:table-cell table:formula="of:=[.I14]/[.I9]" office:value-type="float" office:value="0.312991347262212" calcext:value-type="float">
            <text:p>0.3129913473</text:p>
          </table:table-cell>
          <table:table-cell table:formula="of:=[.J14]/[.J9]" office:value-type="float" office:value="0.220981675067716" calcext:value-type="float">
            <text:p>0.2209816751</text:p>
          </table:table-cell>
          <table:table-cell table:formula="of:=[.K14]/[.K9]" office:value-type="float" office:value="0.131681486495634" calcext:value-type="float">
            <text:p>0.1316814865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500 million</text:p>
          </table:table-cell>
          <table:table-cell/>
        </table:table-row>
        <table:table-row table:style-name="ro1">
          <table:table-cell office:value-type="string" calcext:value-type="string">
            <text:p>mpi_500_avg</text:p>
          </table:table-cell>
          <table:table-cell office:value-type="float" office:value="129099.4661" calcext:value-type="float">
            <text:p>129099.4661</text:p>
          </table:table-cell>
          <table:table-cell office:value-type="float" office:value="75440.16595" calcext:value-type="float">
            <text:p>75440.16595</text:p>
          </table:table-cell>
          <table:table-cell office:value-type="float" office:value="41366.48765" calcext:value-type="float">
            <text:p>41366.48765</text:p>
          </table:table-cell>
          <table:table-cell office:value-type="float" office:value="23187.06825" calcext:value-type="float">
            <text:p>23187.06825</text:p>
          </table:table-cell>
          <table:table-cell office:value-type="float" office:value="12688.70045" calcext:value-type="float">
            <text:p>12688.70045</text:p>
          </table:table-cell>
          <table:table-cell office:value-type="float" office:value="7130.21665" calcext:value-type="float">
            <text:p>7130.21665</text:p>
          </table:table-cell>
          <table:table-cell office:value-type="float" office:value="4298.0713" calcext:value-type="float">
            <text:p>4298.0713</text:p>
          </table:table-cell>
          <table:table-cell office:value-type="float" office:value="2753.0908" calcext:value-type="float">
            <text:p>2753.0908</text:p>
          </table:table-cell>
          <table:table-cell office:value-type="float" office:value="1891.14235" calcext:value-type="float">
            <text:p>1891.14235</text:p>
          </table:table-cell>
          <table:table-cell office:value-type="float" office:value="1465.0507" calcext:value-type="float">
            <text:p>1465.0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_500_min</text:p>
          </table:table-cell>
          <table:table-cell office:value-type="float" office:value="126981.635" calcext:value-type="float">
            <text:p>126981.635</text:p>
          </table:table-cell>
          <table:table-cell office:value-type="float" office:value="66438.87" calcext:value-type="float">
            <text:p>66438.87</text:p>
          </table:table-cell>
          <table:table-cell office:value-type="float" office:value="35898.987" calcext:value-type="float">
            <text:p>35898.987</text:p>
          </table:table-cell>
          <table:table-cell office:value-type="float" office:value="19897.764" calcext:value-type="float">
            <text:p>19897.764</text:p>
          </table:table-cell>
          <table:table-cell office:value-type="float" office:value="11527.786" calcext:value-type="float">
            <text:p>11527.786</text:p>
          </table:table-cell>
          <table:table-cell office:value-type="float" office:value="6675.026" calcext:value-type="float">
            <text:p>6675.026</text:p>
          </table:table-cell>
          <table:table-cell office:value-type="float" office:value="3928.9" calcext:value-type="float">
            <text:p>3928.9</text:p>
          </table:table-cell>
          <table:table-cell office:value-type="float" office:value="2614.126" calcext:value-type="float">
            <text:p>2614.126</text:p>
          </table:table-cell>
          <table:table-cell office:value-type="float" office:value="1807.838" calcext:value-type="float">
            <text:p>1807.838</text:p>
          </table:table-cell>
          <table:table-cell office:value-type="float" office:value="1402.432" calcext:value-type="float">
            <text:p>1402.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_500_max</text:p>
          </table:table-cell>
          <table:table-cell office:value-type="float" office:value="133912.95" calcext:value-type="float">
            <text:p>133912.95</text:p>
          </table:table-cell>
          <table:table-cell office:value-type="float" office:value="84938.488" calcext:value-type="float">
            <text:p>84938.488</text:p>
          </table:table-cell>
          <table:table-cell office:value-type="float" office:value="45497.964" calcext:value-type="float">
            <text:p>45497.964</text:p>
          </table:table-cell>
          <table:table-cell office:value-type="float" office:value="27423.701" calcext:value-type="float">
            <text:p>27423.701</text:p>
          </table:table-cell>
          <table:table-cell office:value-type="float" office:value="14006.628" calcext:value-type="float">
            <text:p>14006.628</text:p>
          </table:table-cell>
          <table:table-cell office:value-type="float" office:value="7784.972" calcext:value-type="float">
            <text:p>7784.972</text:p>
          </table:table-cell>
          <table:table-cell office:value-type="float" office:value="4664.649" calcext:value-type="float">
            <text:p>4664.649</text:p>
          </table:table-cell>
          <table:table-cell office:value-type="float" office:value="3021.247" calcext:value-type="float">
            <text:p>3021.247</text:p>
          </table:table-cell>
          <table:table-cell office:value-type="float" office:value="2002.751" calcext:value-type="float">
            <text:p>2002.751</text:p>
          </table:table-cell>
          <table:table-cell office:value-type="float" office:value="1538.264" calcext:value-type="float">
            <text:p>1538.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_500_std</text:p>
          </table:table-cell>
          <table:table-cell office:value-type="float" office:value="2305.98810327508" calcext:value-type="float">
            <text:p>2305.9881032751</text:p>
          </table:table-cell>
          <table:table-cell office:value-type="float" office:value="5711.09703021177" calcext:value-type="float">
            <text:p>5711.0970302118</text:p>
          </table:table-cell>
          <table:table-cell office:value-type="float" office:value="2585.79028502963" calcext:value-type="float">
            <text:p>2585.7902850296</text:p>
          </table:table-cell>
          <table:table-cell office:value-type="float" office:value="1927.59017251295" calcext:value-type="float">
            <text:p>1927.590172513</text:p>
          </table:table-cell>
          <table:table-cell office:value-type="float" office:value="702.022909100361" calcext:value-type="float">
            <text:p>702.0229091004</text:p>
          </table:table-cell>
          <table:table-cell office:value-type="float" office:value="276.835370107878" calcext:value-type="float">
            <text:p>276.8353701079</text:p>
          </table:table-cell>
          <table:table-cell office:value-type="float" office:value="211.78203612232" calcext:value-type="float">
            <text:p>211.7820361223</text:p>
          </table:table-cell>
          <table:table-cell office:value-type="float" office:value="117.035118215634" calcext:value-type="float">
            <text:p>117.0351182156</text:p>
          </table:table-cell>
          <table:table-cell office:value-type="float" office:value="54.0621723644712" calcext:value-type="float">
            <text:p>54.0621723645</text:p>
          </table:table-cell>
          <table:table-cell office:value-type="float" office:value="38.1716257835305" calcext:value-type="float">
            <text:p>38.1716257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_500_spu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B18]/[.C18]" office:value-type="float" office:value="1.71128290181074" calcext:value-type="float">
            <text:p>1.7112829018</text:p>
          </table:table-cell>
          <table:table-cell table:formula="of:=[.B18]/[.D18]" office:value-type="float" office:value="3.12087086513858" calcext:value-type="float">
            <text:p>3.1208708651</text:p>
          </table:table-cell>
          <table:table-cell table:formula="of:=[.B18]/[.E18]" office:value-type="float" office:value="5.56773563212331" calcext:value-type="float">
            <text:p>5.5677356321</text:p>
          </table:table-cell>
          <table:table-cell table:formula="of:=[.B18]/[.F18]" office:value-type="float" office:value="10.1743647120301" calcext:value-type="float">
            <text:p>10.174364712</text:p>
          </table:table-cell>
          <table:table-cell table:formula="of:=[.B18]/[.G18]" office:value-type="float" office:value="18.1059668222003" calcext:value-type="float">
            <text:p>18.1059668222</text:p>
          </table:table-cell>
          <table:table-cell table:formula="of:=[.B18]/[.H18]" office:value-type="float" office:value="30.0366041158973" calcext:value-type="float">
            <text:p>30.0366041159</text:p>
          </table:table-cell>
          <table:table-cell table:formula="of:=[.B18]/[.I18]" office:value-type="float" office:value="46.8925565767755" calcext:value-type="float">
            <text:p>46.8925565768</text:p>
          </table:table-cell>
          <table:table-cell table:formula="of:=[.B18]/[.J18]" office:value-type="float" office:value="68.2653350235639" calcext:value-type="float">
            <text:p>68.2653350236</text:p>
          </table:table-cell>
          <table:table-cell table:formula="of:=[.B18]/[.K18]" office:value-type="float" office:value="88.1194528626211" calcext:value-type="float">
            <text:p>88.1194528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_500_eff</text:p>
          </table:table-cell>
          <table:table-cell table:formula="of:=[.B22]/[.B17]" office:value-type="float" office:value="1" calcext:value-type="float">
            <text:p>1</text:p>
          </table:table-cell>
          <table:table-cell table:formula="of:=[.C22]/[.C17]" office:value-type="float" office:value="0.855641450905372" calcext:value-type="float">
            <text:p>0.8556414509</text:p>
          </table:table-cell>
          <table:table-cell table:formula="of:=[.D22]/[.D17]" office:value-type="float" office:value="0.780217716284646" calcext:value-type="float">
            <text:p>0.7802177163</text:p>
          </table:table-cell>
          <table:table-cell table:formula="of:=[.E22]/[.E17]" office:value-type="float" office:value="0.695966954015413" calcext:value-type="float">
            <text:p>0.695966954</text:p>
          </table:table-cell>
          <table:table-cell table:formula="of:=[.F22]/[.F17]" office:value-type="float" office:value="0.635897794501879" calcext:value-type="float">
            <text:p>0.6358977945</text:p>
          </table:table-cell>
          <table:table-cell table:formula="of:=[.G22]/[.G17]" office:value-type="float" office:value="0.565811463193759" calcext:value-type="float">
            <text:p>0.5658114632</text:p>
          </table:table-cell>
          <table:table-cell table:formula="of:=[.H22]/[.H17]" office:value-type="float" office:value="0.469321939310895" calcext:value-type="float">
            <text:p>0.4693219393</text:p>
          </table:table-cell>
          <table:table-cell table:formula="of:=[.I22]/[.I17]" office:value-type="float" office:value="0.366348098256058" calcext:value-type="float">
            <text:p>0.3663480983</text:p>
          </table:table-cell>
          <table:table-cell table:formula="of:=[.J22]/[.J17]" office:value-type="float" office:value="0.266661464935797" calcext:value-type="float">
            <text:p>0.2666614649</text:p>
          </table:table-cell>
          <table:table-cell table:formula="of:=[.K22]/[.K17]" office:value-type="float" office:value="0.172108306372307" calcext:value-type="float">
            <text:p>0.172108306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5:11:31.1366824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9:48:02.070614657</dc:date>
    <meta:editing-duration>PT3H29M</meta:editing-duration>
    <meta:editing-cycles>10</meta:editing-cycles>
    <meta:generator>LibreOffice/5.1.4.2$Linux_X86_64 LibreOffice_project/10m0$Build-2</meta:generator>
    <meta:document-statistic meta:table-count="1" meta:cell-count="2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resolution="4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true" chart:minimum="1" chart:maximum="128" chart:origin="0" chart:interval-major="0.301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115cm" svg:height="11.396cm" xlink:href=".." xlink:type="simple" chart:class="chart:line" chart:style-name="ch1">
        <chart:title svg:x="6.659cm" svg:y="0.363cm" chart:style-name="ch2">
          <text:p>MPI speedup (integers)</text:p>
        </chart:title>
        <chart:legend chart:legend-position="end" svg:x="14.331cm" svg:y="4.652cm" style:legend-expansion="high" chart:style-name="ch3"/>
        <chart:plot-area chart:style-name="ch4" table:cell-range-address="mpi_500mil.B1:mpi_500mil.K1 mpi_500mil.M2:mpi_500mil.M2 mpi_500mil.B6:mpi_500mil.K6 mpi_500mil.M9:mpi_500mil.M9 mpi_500mil.B14:mpi_500mil.K14 mpi_500mil.M17:mpi_500mil.M17 mpi_500mil.B22:mpi_500mil.K22 mpi_500mil.N7:mpi_500mil.N7" chart:data-source-has-labels="both" svg:x="1.373cm" svg:y="1.369cm" svg:width="12.596cm" svg:height="8.819cm">
          <chartooo:coordinate-region svg:x="1.809cm" svg:y="1.369cm" svg:width="11.695cm" svg:height="8.172cm"/>
          <chart:axis chart:dimension="x" chart:name="primary-x" chart:style-name="ch5" chartooo:axis-type="auto">
            <chartooo:date-scale/>
            <chart:title svg:x="6.807cm" svg:y="10.415cm" chart:style-name="ch6">
              <text:p>Processors</text:p>
            </chart:title>
            <chart:categories table:cell-range-address="mpi_500mil.B1:mpi_500mil.K1"/>
          </chart:axis>
          <chart:axis chart:dimension="y" chart:name="primary-y" chart:style-name="ch7">
            <chart:title svg:x="0.451cm" svg:y="6.497cm" chart:style-name="ch8">
              <text:p>Speedup</text:p>
            </chart:title>
            <chart:grid chart:style-name="ch9" chart:class="major"/>
          </chart:axis>
          <chart:series chart:style-name="ch10" chart:values-cell-range-address="mpi_500mil.B6:mpi_500mil.K6" chart:label-cell-address="mpi_500mil.M2:mpi_500mil.M2" chart:class="chart:line">
            <chart:data-point chart:repeated="7"/>
            <chart:data-point chart:style-name="ch11"/>
            <chart:data-point chart:repeated="2"/>
          </chart:series>
          <chart:series chart:style-name="ch12" chart:values-cell-range-address="mpi_500mil.B14:mpi_500mil.K14" chart:label-cell-address="mpi_500mil.M9:mpi_500mil.M9" chart:class="chart:line">
            <chart:data-point chart:repeated="10"/>
          </chart:series>
          <chart:series chart:style-name="ch13" chart:values-cell-range-address="mpi_500mil.B22:mpi_500mil.K22" chart:label-cell-address="mpi_500mil.M17:mpi_500mil.M17" chart:class="chart:line">
            <chart:data-point chart:repeated="10"/>
          </chart:series>
          <chart:series chart:style-name="ch14" chart:values-cell-range-address="mpi_500mil.B1:mpi_500mil.I1" chart:label-cell-address="mpi_500mil.N7:mpi_500mil.N7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_500mil.B1:mpi_500mil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10 million</text:p>
                <draw:g>
                  <svg:desc>mpi_500mil.M2:mpi_500mil.M2</svg:desc>
                </draw:g>
              </table:table-cell>
              <table:table-cell office:value-type="float" office:value="1">
                <text:p>1</text:p>
                <draw:g>
                  <svg:desc>mpi_500mil.B6:mpi_500mil.K6</svg:desc>
                </draw:g>
              </table:table-cell>
              <table:table-cell office:value-type="float" office:value="1.7081183219857">
                <text:p>1.7081183219857</text:p>
              </table:table-cell>
              <table:table-cell office:value-type="float" office:value="3.08990501472392">
                <text:p>3.08990501472392</text:p>
              </table:table-cell>
              <table:table-cell office:value-type="float" office:value="5.27668973018833">
                <text:p>5.27668973018833</text:p>
              </table:table-cell>
              <table:table-cell office:value-type="float" office:value="9.35513580102142">
                <text:p>9.35513580102142</text:p>
              </table:table-cell>
              <table:table-cell office:value-type="float" office:value="10.5702513892493">
                <text:p>10.5702513892493</text:p>
              </table:table-cell>
              <table:table-cell office:value-type="float" office:value="17.2362437699582">
                <text:p>17.2362437699582</text:p>
              </table:table-cell>
              <table:table-cell office:value-type="float" office:value="20.8125884321192">
                <text:p>20.8125884321192</text:p>
              </table:table-cell>
              <table:table-cell office:value-type="float" office:value="21.9748947748762">
                <text:p>21.9748947748762</text:p>
              </table:table-cell>
              <table:table-cell office:value-type="float" office:value="19.7395891587114">
                <text:p>19.7395891587114</text:p>
              </table:table-cell>
            </table:table-row>
            <table:table-row>
              <table:table-cell office:value-type="string">
                <text:p>100 million</text:p>
                <draw:g>
                  <svg:desc>mpi_500mil.M9:mpi_500mil.M9</svg:desc>
                </draw:g>
              </table:table-cell>
              <table:table-cell office:value-type="float" office:value="1">
                <text:p>1</text:p>
                <draw:g>
                  <svg:desc>mpi_500mil.B14:mpi_500mil.K14</svg:desc>
                </draw:g>
              </table:table-cell>
              <table:table-cell office:value-type="float" office:value="1.71107300717464">
                <text:p>1.71107300717464</text:p>
              </table:table-cell>
              <table:table-cell office:value-type="float" office:value="3.06514383666778">
                <text:p>3.06514383666778</text:p>
              </table:table-cell>
              <table:table-cell office:value-type="float" office:value="5.35641383545701">
                <text:p>5.35641383545701</text:p>
              </table:table-cell>
              <table:table-cell office:value-type="float" office:value="9.58851135341749">
                <text:p>9.58851135341749</text:p>
              </table:table-cell>
              <table:table-cell office:value-type="float" office:value="16.3655127684696">
                <text:p>16.3655127684696</text:p>
              </table:table-cell>
              <table:table-cell office:value-type="float" office:value="25.8308819342208">
                <text:p>25.8308819342208</text:p>
              </table:table-cell>
              <table:table-cell office:value-type="float" office:value="40.0628924495631">
                <text:p>40.0628924495631</text:p>
              </table:table-cell>
              <table:table-cell office:value-type="float" office:value="56.5713088173352">
                <text:p>56.5713088173352</text:p>
              </table:table-cell>
              <table:table-cell office:value-type="float" office:value="67.4209210857647">
                <text:p>67.4209210857647</text:p>
              </table:table-cell>
            </table:table-row>
            <table:table-row>
              <table:table-cell office:value-type="string">
                <text:p>500 million</text:p>
                <draw:g>
                  <svg:desc>mpi_500mil.M17:mpi_500mil.M17</svg:desc>
                </draw:g>
              </table:table-cell>
              <table:table-cell office:value-type="float" office:value="1">
                <text:p>1</text:p>
                <draw:g>
                  <svg:desc>mpi_500mil.B22:mpi_500mil.K22</svg:desc>
                </draw:g>
              </table:table-cell>
              <table:table-cell office:value-type="float" office:value="1.71128290181074">
                <text:p>1.71128290181074</text:p>
              </table:table-cell>
              <table:table-cell office:value-type="float" office:value="3.12087086513858">
                <text:p>3.12087086513858</text:p>
              </table:table-cell>
              <table:table-cell office:value-type="float" office:value="5.56773563212331">
                <text:p>5.56773563212331</text:p>
              </table:table-cell>
              <table:table-cell office:value-type="float" office:value="10.1743647120301">
                <text:p>10.1743647120301</text:p>
              </table:table-cell>
              <table:table-cell office:value-type="float" office:value="18.1059668222003">
                <text:p>18.1059668222003</text:p>
              </table:table-cell>
              <table:table-cell office:value-type="float" office:value="30.0366041158973">
                <text:p>30.0366041158973</text:p>
              </table:table-cell>
              <table:table-cell office:value-type="float" office:value="46.8925565767755">
                <text:p>46.8925565767755</text:p>
              </table:table-cell>
              <table:table-cell office:value-type="float" office:value="68.2653350235639">
                <text:p>68.2653350235639</text:p>
              </table:table-cell>
              <table:table-cell office:value-type="float" office:value="88.1194528626211">
                <text:p>88.1194528626211</text:p>
              </table:table-cell>
            </table:table-row>
            <table:table-row>
              <table:table-cell office:value-type="string">
                <text:p>Linear</text:p>
                <draw:g>
                  <svg:desc>mpi_500mil.N7:mpi_500mil.N7</svg:desc>
                </draw:g>
              </table:table-cell>
              <table:table-cell office:value-type="float" office:value="1">
                <text:p>1</text:p>
                <draw:g>
                  <svg:desc>mpi_500mil.B1:mpi_500mil.I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93cm" svg:y="3.703cm" style:legend-expansion="high" chart:style-name="ch2"/>
        <chart:plot-area chart:style-name="ch3" table:cell-range-address="mpi_500mil.B1:mpi_500mil.K1 mpi_500mil.A7:mpi_500mil.K7 mpi_500mil.A15:mpi_500mil.K15 mpi_500mil.A23:mpi_500mil.K23" chart:data-source-has-labels="both" svg:x="0.32cm" svg:y="0.18cm" svg:width="12.753cm" svg:height="8.64cm">
          <chartooo:coordinate-region svg:x="1.047cm" svg:y="0.38cm" svg:width="11.746cm" svg:height="7.793cm"/>
          <chart:axis chart:dimension="x" chart:name="primary-x" chart:style-name="ch4" chartooo:axis-type="auto">
            <chartooo:date-scale/>
            <chart:categories table:cell-range-address="mpi_500mil.B1:mpi_500mil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i_500mil.B7:mpi_500mil.K7" chart:label-cell-address="mpi_500mil.A7:mpi_500mil.A7" chart:class="chart:line">
            <chart:data-point chart:repeated="10"/>
          </chart:series>
          <chart:series chart:style-name="ch7" chart:values-cell-range-address="mpi_500mil.B15:mpi_500mil.K15" chart:label-cell-address="mpi_500mil.A15:mpi_500mil.A15" chart:class="chart:line">
            <chart:data-point chart:repeated="10"/>
          </chart:series>
          <chart:series chart:style-name="ch8" chart:values-cell-range-address="mpi_500mil.B23:mpi_500mil.K23" chart:label-cell-address="mpi_500mil.A23:mpi_500mil.A2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_500mil.B1:mpi_500mil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mpi_10_eff</text:p>
                <draw:g>
                  <svg:desc>mpi_500mil.A7:mpi_500mil.A7</svg:desc>
                </draw:g>
              </table:table-cell>
              <table:table-cell office:value-type="float" office:value="1">
                <text:p>1</text:p>
                <draw:g>
                  <svg:desc>mpi_500mil.B7:mpi_500mil.K7</svg:desc>
                </draw:g>
              </table:table-cell>
              <table:table-cell office:value-type="float" office:value="0.854059160992848">
                <text:p>0.854059160992848</text:p>
              </table:table-cell>
              <table:table-cell office:value-type="float" office:value="0.77247625368098">
                <text:p>0.77247625368098</text:p>
              </table:table-cell>
              <table:table-cell office:value-type="float" office:value="0.659586216273541">
                <text:p>0.659586216273541</text:p>
              </table:table-cell>
              <table:table-cell office:value-type="float" office:value="0.584695987563839">
                <text:p>0.584695987563839</text:p>
              </table:table-cell>
              <table:table-cell office:value-type="float" office:value="0.330320355914041">
                <text:p>0.330320355914041</text:p>
              </table:table-cell>
              <table:table-cell office:value-type="float" office:value="0.269316308905597">
                <text:p>0.269316308905597</text:p>
              </table:table-cell>
              <table:table-cell office:value-type="float" office:value="0.162598347125931">
                <text:p>0.162598347125931</text:p>
              </table:table-cell>
              <table:table-cell office:value-type="float" office:value="0.0858394327143601">
                <text:p>0.0858394327143601</text:p>
              </table:table-cell>
              <table:table-cell office:value-type="float" office:value="0.0385538850756082">
                <text:p>0.0385538850756082</text:p>
              </table:table-cell>
            </table:table-row>
            <table:table-row>
              <table:table-cell office:value-type="string">
                <text:p>mpi_100_eff</text:p>
                <draw:g>
                  <svg:desc>mpi_500mil.A15:mpi_500mil.A15</svg:desc>
                </draw:g>
              </table:table-cell>
              <table:table-cell office:value-type="float" office:value="1">
                <text:p>1</text:p>
                <draw:g>
                  <svg:desc>mpi_500mil.B15:mpi_500mil.K15</svg:desc>
                </draw:g>
              </table:table-cell>
              <table:table-cell office:value-type="float" office:value="0.855536503587319">
                <text:p>0.855536503587319</text:p>
              </table:table-cell>
              <table:table-cell office:value-type="float" office:value="0.766285959166944">
                <text:p>0.766285959166944</text:p>
              </table:table-cell>
              <table:table-cell office:value-type="float" office:value="0.669551729432126">
                <text:p>0.669551729432126</text:p>
              </table:table-cell>
              <table:table-cell office:value-type="float" office:value="0.599281959588593">
                <text:p>0.599281959588593</text:p>
              </table:table-cell>
              <table:table-cell office:value-type="float" office:value="0.511422274014675">
                <text:p>0.511422274014675</text:p>
              </table:table-cell>
              <table:table-cell office:value-type="float" office:value="0.403607530222201">
                <text:p>0.403607530222201</text:p>
              </table:table-cell>
              <table:table-cell office:value-type="float" office:value="0.312991347262212">
                <text:p>0.312991347262212</text:p>
              </table:table-cell>
              <table:table-cell office:value-type="float" office:value="0.220981675067716">
                <text:p>0.220981675067716</text:p>
              </table:table-cell>
              <table:table-cell office:value-type="float" office:value="0.131681486495634">
                <text:p>0.131681486495634</text:p>
              </table:table-cell>
            </table:table-row>
            <table:table-row>
              <table:table-cell office:value-type="string">
                <text:p>mpi_500_eff</text:p>
                <draw:g>
                  <svg:desc>mpi_500mil.A23:mpi_500mil.A23</svg:desc>
                </draw:g>
              </table:table-cell>
              <table:table-cell office:value-type="float" office:value="1">
                <text:p>1</text:p>
                <draw:g>
                  <svg:desc>mpi_500mil.B23:mpi_500mil.K23</svg:desc>
                </draw:g>
              </table:table-cell>
              <table:table-cell office:value-type="float" office:value="0.855641450905372">
                <text:p>0.855641450905372</text:p>
              </table:table-cell>
              <table:table-cell office:value-type="float" office:value="0.780217716284646">
                <text:p>0.780217716284646</text:p>
              </table:table-cell>
              <table:table-cell office:value-type="float" office:value="0.695966954015413">
                <text:p>0.695966954015413</text:p>
              </table:table-cell>
              <table:table-cell office:value-type="float" office:value="0.635897794501879">
                <text:p>0.635897794501879</text:p>
              </table:table-cell>
              <table:table-cell office:value-type="float" office:value="0.565811463193759">
                <text:p>0.565811463193759</text:p>
              </table:table-cell>
              <table:table-cell office:value-type="float" office:value="0.469321939310895">
                <text:p>0.469321939310895</text:p>
              </table:table-cell>
              <table:table-cell office:value-type="float" office:value="0.366348098256058">
                <text:p>0.366348098256058</text:p>
              </table:table-cell>
              <table:table-cell office:value-type="float" office:value="0.266661464935797">
                <text:p>0.266661464935797</text:p>
              </table:table-cell>
              <table:table-cell office:value-type="float" office:value="0.172108306372307">
                <text:p>0.172108306372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resolution="4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19cm" svg:y="3.454cm" style:legend-expansion="high" chart:style-name="ch2"/>
        <chart:plot-area chart:style-name="ch3" table:cell-range-address="mpi_500mil.B1:mpi_500mil.K1 mpi_500mil.B6:mpi_500mil.K6 mpi_500mil.A14:mpi_500mil.K14 mpi_500mil.A22:mpi_500mil.K22 mpi_500mil.N7:mpi_500mil.N7" chart:data-source-has-labels="both" svg:x="0.32cm" svg:y="0.18cm" svg:width="11.179cm" svg:height="8.64cm">
          <chartooo:coordinate-region svg:x="0.941cm" svg:y="0.379cm" svg:width="10.092cm" svg:height="7.794cm"/>
          <chart:axis chart:dimension="x" chart:name="primary-x" chart:style-name="ch4" chartooo:axis-type="auto">
            <chartooo:date-scale/>
            <chart:categories table:cell-range-address="mpi_500mil.B1:mpi_500mil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pi_500mil.B6:mpi_500mil.K6" chart:class="chart:line">
            <chart:data-point chart:repeated="7"/>
            <chart:data-point chart:style-name="ch8"/>
            <chart:data-point chart:repeated="2"/>
          </chart:series>
          <chart:series chart:style-name="ch9" chart:values-cell-range-address="mpi_500mil.B14:mpi_500mil.K14" chart:label-cell-address="mpi_500mil.A14:mpi_500mil.A14" chart:class="chart:line">
            <chart:data-point chart:repeated="10"/>
          </chart:series>
          <chart:series chart:style-name="ch10" chart:values-cell-range-address="mpi_500mil.B22:mpi_500mil.K22" chart:label-cell-address="mpi_500mil.A22:mpi_500mil.A22" chart:class="chart:line">
            <chart:data-point chart:repeated="10"/>
          </chart:series>
          <chart:series chart:style-name="ch11" chart:values-cell-range-address="mpi_500mil.B1:mpi_500mil.I1" chart:label-cell-address="mpi_500mil.N7:mpi_500mil.N7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_500mil.B1:mpi_500mil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mpi_500mil.B6:mpi_500mil.K6</svg:desc>
                </draw:g>
              </table:table-cell>
              <table:table-cell office:value-type="float" office:value="1.7081183219857">
                <text:p>1.7081183219857</text:p>
              </table:table-cell>
              <table:table-cell office:value-type="float" office:value="3.08990501472392">
                <text:p>3.08990501472392</text:p>
              </table:table-cell>
              <table:table-cell office:value-type="float" office:value="5.27668973018833">
                <text:p>5.27668973018833</text:p>
              </table:table-cell>
              <table:table-cell office:value-type="float" office:value="9.35513580102142">
                <text:p>9.35513580102142</text:p>
              </table:table-cell>
              <table:table-cell office:value-type="float" office:value="10.5702513892493">
                <text:p>10.5702513892493</text:p>
              </table:table-cell>
              <table:table-cell office:value-type="float" office:value="17.2362437699582">
                <text:p>17.2362437699582</text:p>
              </table:table-cell>
              <table:table-cell office:value-type="float" office:value="20.8125884321192">
                <text:p>20.8125884321192</text:p>
              </table:table-cell>
              <table:table-cell office:value-type="float" office:value="21.9748947748762">
                <text:p>21.9748947748762</text:p>
              </table:table-cell>
              <table:table-cell office:value-type="float" office:value="19.7395891587114">
                <text:p>19.7395891587114</text:p>
              </table:table-cell>
            </table:table-row>
            <table:table-row>
              <table:table-cell office:value-type="string">
                <text:p>mpi_100_spu</text:p>
                <draw:g>
                  <svg:desc>mpi_500mil.A14:mpi_500mil.A14</svg:desc>
                </draw:g>
              </table:table-cell>
              <table:table-cell office:value-type="float" office:value="1">
                <text:p>1</text:p>
                <draw:g>
                  <svg:desc>mpi_500mil.B14:mpi_500mil.K14</svg:desc>
                </draw:g>
              </table:table-cell>
              <table:table-cell office:value-type="float" office:value="1.71107300717464">
                <text:p>1.71107300717464</text:p>
              </table:table-cell>
              <table:table-cell office:value-type="float" office:value="3.06514383666778">
                <text:p>3.06514383666778</text:p>
              </table:table-cell>
              <table:table-cell office:value-type="float" office:value="5.35641383545701">
                <text:p>5.35641383545701</text:p>
              </table:table-cell>
              <table:table-cell office:value-type="float" office:value="9.58851135341749">
                <text:p>9.58851135341749</text:p>
              </table:table-cell>
              <table:table-cell office:value-type="float" office:value="16.3655127684696">
                <text:p>16.3655127684696</text:p>
              </table:table-cell>
              <table:table-cell office:value-type="float" office:value="25.8308819342208">
                <text:p>25.8308819342208</text:p>
              </table:table-cell>
              <table:table-cell office:value-type="float" office:value="40.0628924495631">
                <text:p>40.0628924495631</text:p>
              </table:table-cell>
              <table:table-cell office:value-type="float" office:value="56.5713088173352">
                <text:p>56.5713088173352</text:p>
              </table:table-cell>
              <table:table-cell office:value-type="float" office:value="67.4209210857647">
                <text:p>67.4209210857647</text:p>
              </table:table-cell>
            </table:table-row>
            <table:table-row>
              <table:table-cell office:value-type="string">
                <text:p>mpi_500_spu</text:p>
                <draw:g>
                  <svg:desc>mpi_500mil.A22:mpi_500mil.A22</svg:desc>
                </draw:g>
              </table:table-cell>
              <table:table-cell office:value-type="float" office:value="1">
                <text:p>1</text:p>
                <draw:g>
                  <svg:desc>mpi_500mil.B22:mpi_500mil.K22</svg:desc>
                </draw:g>
              </table:table-cell>
              <table:table-cell office:value-type="float" office:value="1.71128290181074">
                <text:p>1.71128290181074</text:p>
              </table:table-cell>
              <table:table-cell office:value-type="float" office:value="3.12087086513858">
                <text:p>3.12087086513858</text:p>
              </table:table-cell>
              <table:table-cell office:value-type="float" office:value="5.56773563212331">
                <text:p>5.56773563212331</text:p>
              </table:table-cell>
              <table:table-cell office:value-type="float" office:value="10.1743647120301">
                <text:p>10.1743647120301</text:p>
              </table:table-cell>
              <table:table-cell office:value-type="float" office:value="18.1059668222003">
                <text:p>18.1059668222003</text:p>
              </table:table-cell>
              <table:table-cell office:value-type="float" office:value="30.0366041158973">
                <text:p>30.0366041158973</text:p>
              </table:table-cell>
              <table:table-cell office:value-type="float" office:value="46.8925565767755">
                <text:p>46.8925565767755</text:p>
              </table:table-cell>
              <table:table-cell office:value-type="float" office:value="68.2653350235639">
                <text:p>68.2653350235639</text:p>
              </table:table-cell>
              <table:table-cell office:value-type="float" office:value="88.1194528626211">
                <text:p>88.1194528626211</text:p>
              </table:table-cell>
            </table:table-row>
            <table:table-row>
              <table:table-cell office:value-type="string">
                <text:p>Linear</text:p>
                <draw:g>
                  <svg:desc>mpi_500mil.N7:mpi_500mil.N7</svg:desc>
                </draw:g>
              </table:table-cell>
              <table:table-cell office:value-type="float" office:value="1">
                <text:p>1</text:p>
                <draw:g>
                  <svg:desc>mpi_500mil.B1:mpi_500mil.I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